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backend/boot/EFrontendType.java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backend/boot/TCommandlineParser.java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backend/boot/TSessionProperties.jav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ckend/boot/TSetup.jav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ackend/event/TBroker.java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ackend/event/TBrokerSubscription.java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backend/event/TBrokerSubscriptionList.jav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backend/module/_deprecated_ppm/TNodePPMProcessor.java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backend/module/_deprecated_ppm/TNodePPMProcessor_Endpoint_In.java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ackend/module/_deprecated_ppm/TNodePPMProcessor_Endpoint_Out.java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backend/module/_deprecated_ppm/TNodePPMProcessor_Stats.java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backend/module/converter_db/TNodeConverterDb.jav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ackend/module/converter_db/TNodeConverterDb_Endpoint_In.java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backend/module/converter_db/TNodeConverterDb_Endpoint_Out.java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backend/module/converter_db/TNodeConverterDb_Stats.java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ackend/module/integrator/TNodeIntegrator_PPMBallistics.jav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backend/module/integrator/TNodeIntegrator_PPMBallistics_Endpoint_In.java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backend/module/integrator/TNodeIntegrator_PPMBallistics_Endpoint_Out.jav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ackend/module/integrator/TNodeIntegrator_PPMBallistics_Stats.jav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backend/module/jackd/TAudioContext_Endpoint_Input.jav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backend/module/jackd/TAudioContext_Endpoint_Output.java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backend/module/jackd/TAudioContext_JackD.java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backend/module/jackd/TAudioContext_JackD_Stats.java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backend/module/peak_estimator/TNodePeakEstimator.java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backend/module/peak_estimator/TNodePeakEstimator_Endpoint_In.java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backend/module/peak_estimator/TNodePeakEstimator_Endpoint_Out.jav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ackend/module/peak_estimator/TNodePeakEstimator_Stats.java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backend/module/pump/TNodePump.java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backend/module/pump/TNodePump_Endpoint_In.java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backend/module/pump/TNodePump_Endpoint_Out.java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backend/module/pump/TNodePump_Stats.java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table:number-columns-repeated="1023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table:number-columns-repeated="1023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2:09:08.568309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06T12:09:50.927679034</dc:date>
    <meta:editing-duration>PT3H48S</meta:editing-duration>
    <meta:editing-cycles>16</meta:editing-cycles>
    <meta:generator>LibreOffice/4.2.8.2$Linux_X86_64 LibreOffice_project/420m0$Build-2</meta:generator>
    <meta:document-statistic meta:table-count="1" meta:cell-count="119" meta:object-count="0"/>
  </office:meta>
</office:document-meta>
</file>